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89dc" officeooo:paragraph-rsid="000889dc"/>
    </style:style>
    <style:style style:name="P2" style:family="paragraph" style:parent-style-name="Standard">
      <style:text-properties fo:font-weight="bold" officeooo:rsid="000889dc" officeooo:paragraph-rsid="000889dc" style:font-weight-asian="bold" style:font-weight-complex="bold"/>
    </style:style>
    <style:style style:name="P3" style:family="paragraph" style:parent-style-name="Standard">
      <style:text-properties fo:font-weight="normal" officeooo:rsid="000889dc" officeooo:paragraph-rsid="000889dc" style:font-weight-asian="normal" style:font-weight-complex="normal"/>
    </style:style>
    <style:style style:name="P4" style:family="paragraph" style:parent-style-name="Text_20_body">
      <style:text-properties fo:font-weight="bold" officeooo:rsid="000889dc" officeooo:paragraph-rsid="000889dc" style:font-weight-asian="bold" style:font-weight-complex="bold"/>
    </style:style>
    <style:style style:name="P5" style:family="paragraph" style:parent-style-name="Text_20_body">
      <style:text-properties fo:font-weight="normal" officeooo:rsid="000889dc" officeooo:paragraph-rsid="000889dc" style:font-weight-asian="normal" style:font-weight-complex="normal"/>
    </style:style>
    <style:style style:name="P6" style:family="paragraph" style:parent-style-name="Text_20_body">
      <style:text-properties officeooo:rsid="000889dc" officeooo:paragraph-rsid="000889dc"/>
    </style:style>
    <style:style style:name="P7" style:family="paragraph" style:parent-style-name="Text_20_body">
      <style:text-properties fo:font-weight="bold" officeooo:rsid="00099382" officeooo:paragraph-rsid="00099382" style:font-weight-asian="bold" style:font-weight-complex="bold"/>
    </style:style>
    <style:style style:name="P8" style:family="paragraph" style:parent-style-name="Text_20_body">
      <style:text-properties officeooo:rsid="00099382" officeooo:paragraph-rsid="00099382"/>
    </style:style>
    <style:style style:name="P9" style:family="paragraph" style:parent-style-name="Text_20_body">
      <style:text-properties fo:font-weight="normal" officeooo:rsid="00099382" officeooo:paragraph-rsid="0009938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Eveluation </text:h>
      <text:p text:style-name="P1"/>
      <text:p text:style-name="P1">if you have used the internet and where- how would u had to do this in idesruy, if you have stolen information and why, its ok because its the same thing etc, real this would use a copy writer etc </text:p>
      <text:p text:style-name="P1"/>
      <text:p text:style-name="P2">picture and test evaluate </text:p>
      <text:p text:style-name="P1">how you would do in real and in this is it appraotate dos eit go with website, etc </text:p>
      <text:p text:style-name="P1"/>
      <text:p text:style-name="P2">legal and ethical implication of these </text:p>
      <text:p text:style-name="P1">should have found copy write to use and rolty free or useable images and the affects </text:p>
      <text:p text:style-name="P1"/>
      <text:p text:style-name="P2">reliablity of the sources</text:p>
      <text:p text:style-name="P2"/>
      <text:p text:style-name="P3">how do you know its trustworthy </text:p>
      <text:p text:style-name="P3">ask for souces </text:p>
      <text:p text:style-name="P3">go compare and etc </text:p>
      <text:p text:style-name="P3">testing of code too </text:p>
      <text:p text:style-name="P3">check thing what you did in EPQ </text:p>
      <text:p text:style-name="P3">quality of them </text:p>
      <text:p text:style-name="P3"/>
      <text:h text:style-name="Heading_20_4" text:outline-level="4">evaluation of build </text:h>
      <text:p text:style-name="Text_20_body"/>
      <text:p text:style-name="P4">Judgment of system </text:p>
      <text:p text:style-name="P5">How well did I met my requirements </text:p>
      <text:p text:style-name="P6">Rag rating have you met all FR,R, UAC, KPI <text:s/>all these thinsg in a table </text:p>
      <text:p text:style-name="P6">have a exided met o parly met it </text:p>
      <text:p text:style-name="P6">then explain it and evaluate why u met or why not </text:p>
      <text:p text:style-name="P6"/>
      <text:p text:style-name="P7">want what you would do in the future</text:p>
      <text:p text:style-name="P8"><text:s/>what would you do next </text:p>
      <text:p text:style-name="P8">can write bits during exam as you are thinking about it what featurs and etc </text:p>
      <text:p text:style-name="P8">only if they conrbue or successed </text:p>
      <text:p text:style-name="P8"/>
      <text:p text:style-name="P7">what do I think about my system </text:p>
      <text:p text:style-name="P9">what have you achved was it good </text:p>
      <text:p text:style-name="P9">how do I feel its has been </text:p>
      <text:p text:style-name="P9">has my system been good </text:p>
      <text:p text:style-name="P9">whjat have you learned </text:p>
      <text:p text:style-name="P9">reflections </text:p>
      <text:p text:style-name="P9"><text:soft-page-break/>could have worked on or spent more time on etc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7T10:42:25.961983100</meta:creation-date>
    <dc:date>2025-11-07T10:56:32.512421500</dc:date>
    <meta:editing-duration>PT3M45S</meta:editing-duration>
    <meta:editing-cycles>1</meta:editing-cycles>
    <meta:document-statistic meta:table-count="0" meta:image-count="0" meta:object-count="0" meta:page-count="2" meta:paragraph-count="30" meta:word-count="238" meta:character-count="1198" meta:non-whitespace-character-count="960"/>
    <meta:generator>LibreOffice/25.8.2.2$Windows_X86_64 LibreOffice_project/d401f2107ccab8f924a8e2df40f573aab7605b6f</meta:generator>
  </office:meta>
</office:document-meta>
</file>